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F570000256B4ED786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 Grande" svg:font-family="'Lucida Grande', Helvetica, Arial, sans-serif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 style:list-style-name="L19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4" style:family="paragraph" style:parent-style-name="Standard" style:list-style-name="L22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8" style:family="paragraph" style:parent-style-name="Standard" style:list-style-name="L1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0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21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22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23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24" style:family="paragraph" style:parent-style-name="Standard" style:list-style-name="L11">
      <style:paragraph-properties fo:text-align="start" style:justify-single-word="false"/>
      <style:text-properties style:language-asian="ko" style:country-asian="KR"/>
    </style:style>
    <style:style style:name="P25" style:family="paragraph" style:parent-style-name="Standard" style:list-style-name="L20">
      <style:paragraph-properties fo:text-align="start" style:justify-single-word="false"/>
      <style:text-properties style:language-asian="ko" style:country-asian="KR"/>
    </style:style>
    <style:style style:name="P26" style:family="paragraph" style:parent-style-name="Standard" style:list-style-name="L22">
      <style:paragraph-properties fo:text-align="start" style:justify-single-word="false"/>
      <style:text-properties style:language-asian="ko" style:country-asian="KR"/>
    </style:style>
    <style:style style:name="P27" style:family="paragraph" style:parent-style-name="Standard" style:list-style-name="L28">
      <style:paragraph-properties fo:text-align="start" style:justify-single-word="false"/>
      <style:text-properties style:language-asian="ko" style:country-asian="KR"/>
    </style:style>
    <style:style style:name="P28" style:family="paragraph" style:parent-style-name="Standard" style:list-style-name="L30">
      <style:paragraph-properties fo:text-align="start" style:justify-single-word="false"/>
      <style:text-properties style:language-asian="ko" style:country-asian="KR"/>
    </style:style>
    <style:style style:name="P29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0" style:family="paragraph" style:parent-style-name="Standard" style:list-style-name="L20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1" style:family="paragraph" style:parent-style-name="Standard" style:list-style-name="L24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style:language-asian="ko" style:country-asian="KR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L11">
      <style:paragraph-properties fo:text-align="start" style:justify-single-word="false"/>
    </style:style>
    <style:style style:name="P35" style:family="paragraph" style:parent-style-name="Standard" style:list-style-name="L29">
      <style:paragraph-properties fo:text-align="start" style:justify-single-word="false"/>
    </style:style>
    <style:style style:name="P36" style:family="paragraph" style:parent-style-name="Standard" style:list-style-name="L30">
      <style:paragraph-properties fo:text-align="start" style:justify-single-word="false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8" style:family="paragraph" style:parent-style-name="Standard">
      <style:paragraph-properties fo:margin-left="0.714cm" fo:margin-right="0cm" fo:text-align="start" style:justify-single-word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cm" fo:margin-right="0cm" fo:text-align="start" style:justify-single-word="false" fo:text-indent="-0.635cm" style:auto-text-indent="false"/>
    </style:style>
    <style:style style:name="T1" style:family="text">
      <style:text-properties style:language-asian="ko" style:country-asian="KR"/>
    </style:style>
    <style:style style:name="T2" style:family="text">
      <style:text-properties style:font-name="¸¼Àº °íµñ" fo:font-size="9pt" style:font-name-asian="¸¼Àº °íµñ" style:font-size-asian="9pt" style:font-name-complex="¸¼Àº °íµñ" style:font-size-complex="9pt"/>
    </style:style>
    <style:style style:name="T3" style:family="text">
      <style:text-properties style:font-name="¸¼Àº °íµñ" fo:font-size="12pt" style:font-name-asian="¸¼Àº °íµñ" style:font-size-asian="12pt" style:font-name-complex="¸¼Àº °íµñ" style:font-size-complex="12pt"/>
    </style:style>
    <style:style style:name="T4" style:family="text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바탕" fo:font-size="12pt" style:font-name-asian="¸¼Àº °íµñ" style:font-size-asian="12pt" style:font-name-complex="¸¼Àº °íµñ" style:font-size-complex="12pt"/>
    </style:style>
    <style:style style:name="T7" style:family="text">
      <style:text-properties style:font-name="바탕" fo:font-size="12pt" style:font-name-asian="¸¼Àº °íµñ" style:font-size-asian="12pt" style:language-asian="ko" style:country-asian="KR" style:font-name-complex="¸¼Àº °íµñ" style:font-size-complex="12pt"/>
    </style:style>
    <style:style style:name="T8" style:family="text">
      <style:text-properties fo:font-variant="normal" fo:text-transform="none" fo:color="#325375" style:font-name="바탕" fo:font-size="12pt" fo:letter-spacing="normal" fo:font-style="normal" style:text-underline-style="solid" style:text-underline-width="auto" style:text-underline-color="font-color" fo:font-weight="bold" style:font-name-asian="¸¼Àº °íµñ" style:font-size-asian="12pt" style:language-asian="ko" style:country-asian="KR" style:font-name-complex="¸¼Àº °íµñ" style:font-size-complex="12pt"/>
    </style:style>
    <style:style style:name="T9" style:family="text">
      <style:text-properties fo:font-variant="normal" fo:text-transform="none" fo:color="#325375" style:font-name="바탕" fo:font-size="12pt" fo:letter-spacing="normal" fo:font-style="normal" style:text-underline-style="solid" style:text-underline-width="auto" style:text-underline-color="font-color" fo:font-weight="normal" style:font-name-asian="¸¼Àº °íµñ" style:font-size-asian="12pt" style:language-asian="ko" style:country-asian="KR" style:font-weight-asian="normal" style:font-name-complex="¸¼Àº °íµñ" style:font-size-complex="12pt" style:font-weight-complex="normal"/>
    </style:style>
    <style:style style:name="T10" style:family="text">
      <style:text-properties fo:font-variant="normal" fo:text-transform="none" fo:color="#325375" style:font-name="바탕" fo:font-size="12pt" fo:letter-spacing="normal" fo:font-style="normal" style:text-underline-style="none" fo:font-weight="normal" style:font-name-asian="¸¼Àº °íµñ" style:font-size-asian="12pt" style:language-asian="ko" style:country-asian="KR" style:font-weight-asian="normal" style:font-name-complex="¸¼Àº °íµñ" style:font-size-complex="12pt" style:font-weight-complex="normal"/>
    </style:style>
    <style:style style:name="T11" style:family="text">
      <style:text-properties fo:font-variant="normal" fo:text-transform="none" fo:color="#325375" style:font-name="Lucida Grande" fo:font-size="12pt" fo:letter-spacing="normal" fo:font-style="normal" style:text-underline-style="solid" style:text-underline-width="auto" style:text-underline-color="font-color" fo:font-weight="bold" style:font-name-asian="¸¼Àº °íµñ" style:font-size-asian="12pt" style:language-asian="ko" style:country-asian="KR" style:font-name-complex="¸¼Àº °íµñ" style:font-size-complex="12pt"/>
    </style:style>
    <style:style style:name="T12" style:family="text">
      <style:text-properties fo:font-variant="normal" fo:text-transform="none" fo:color="#000000" style:font-name="바탕" fo:font-size="12pt" fo:letter-spacing="normal" fo:font-style="normal" style:text-underline-style="none" fo:font-weight="normal" style:font-name-asian="¸¼Àº °íµñ" style:font-size-asian="12pt" style:language-asian="ko" style:country-asian="KR" style:font-weight-asian="normal" style:font-name-complex="¸¼Àº °íµñ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list xml:id="list21452743" text:style-name="L1">
        <text:list-header>
          <text:p text:style-name="P10"><text:soft-page-break/></text:p>
          <text:p text:style-name="P10"/>
        </text:list-header>
        <text:list-item>
          <text:p text:style-name="P10">목표 프로그램의 모티브</text:p>
          <text:p text:style-name="P10"/>
        </text:list-item>
      </text:list>
      <text:list xml:id="list21442060" text:style-name="L2">
        <text:list-item>
          <text:p text:style-name="P20"><text:s/>DOS, 윈도우95 시절 즐기던 스네이크 게임</text:p>
        </text:list-item>
        <text:list-item>
          <text:p text:style-name="P20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</text:list-item>
      </text:list>
      <text:p text:style-name="P8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/text:p>
      <text:p text:style-name="P8"/>
      <text:list xml:id="list21445717" text:style-name="L3">
        <text:list-item>
          <text:p text:style-name="P11">목표 프로그램의 개요</text:p>
        </text:list-item>
      </text:list>
      <text:list xml:id="list23676147" text:continue-list="list21452743" text:style-name="L1">
        <text:list-header>
          <text:p text:style-name="P21"/>
        </text:list-header>
      </text:list>
      <text:list xml:id="list21435490" text:style-name="L4">
        <text:list-item>
          <text:p text:style-name="P22">뱀이 바닥을 기어다니는 모습을 위쪽에서 바라보는 탑뷰 형식으로 하단 화면 이용</text:p>
        </text:list-item>
        <text:list-item>
          <text:p text:style-name="P22">위, 아래, 왼쪽, 오른쪽의 4가지 키 입력 사용</text:p>
        </text:list-item>
        <text:list-item>
          <text:p text:style-name="P22">입력된 키 방향에 따라 뱀의 머리가 자동적으로 이동한다</text:p>
        </text:list-item>
        <text:list-item>
          <text:p text:style-name="P22">뱀의 머리가 한칸 이동 할때마다 나머지 몸체 부분도 한칸씩 이동하듯이 보인다</text:p>
        </text:list-item>
        <text:list-item>
          <text:p text:style-name="P22">뱀의 머리가 화면의 상, 하, 좌, 우 끝 부분이나 뱀의 몸체에 닿게 되면 게임 오버</text:p>
        </text:list-item>
        <text:list-item>
          <text:p text:style-name="P22">화면 끝의 경계를 알려 주기 위해 위험해 보이는 그래픽 효과를 보여준다</text:p>
        </text:list-item>
        <text:list-item>
          <text:p text:style-name="P22">일정 시간마다 화면에 생성되어 있는 식량 아이템을 먹지 못하면 게임 오버</text:p>
        </text:list-item>
        <text:list-item>
          <text:p text:style-name="P22">뱀이 식량 아이템을 먹으면 제한시간 타이머가 초기화</text:p>
        </text:list-item>
        <text:list-item>
          <text:p text:style-name="P22">제한시간 타이머는 상단 화면에 바 형태로 초단위 표시.</text:p>
        </text:list-item>
        <text:list-item>
          <text:p text:style-name="P22">식량 아이템을 먹을때 마다 몸체의 길이가 한칸 길어지고 이동 속도가 빨라진다</text:p>
        </text:list-item>
        <text:list-item>
          <text:p text:style-name="P22">식량 아이템은 화면에 무작위 적으로 생성되며 일정 갯수를 유지한다.</text:p>
        </text:list-item>
        <text:list-item>
          <text:p text:style-name="P22">일정 시간마다 뱀의 이동속도와 길이를 줄이는 아이템이 맵에 등장</text:p>
        </text:list-item>
        <text:list-item>
          <text:p text:style-name="P22">최대한 오랜 시간동안 뱀이 살아남는 것이 이 게임의 목표</text:p>
        </text:list-item>
        <text:list-item>
          <text:p text:style-name="P22">게임 시작부터 현재까지 뱀이 살아남은 시간을 카운트 하여 상단화면에 숫자 형태로 초단위로 보여준다.</text:p>
        </text:list-item>
      </text:list>
      <text:p text:style-name="P1"/>
      <text:p text:style-name="P32"/>
      <text:p text:style-name="P6"><text:soft-page-break/></text:p>
      <text:list xml:id="list21438704" text:style-name="L5">
        <text:list-item>
          <text:p text:style-name="P29">제한사항과 극복 방안</text:p>
        </text:list-item>
      </text:list>
      <text:p text:style-name="P6"/>
      <text:list xml:id="list21439700" text:style-name="L6">
        <text:list-item>
          <text:p text:style-name="P23">배경화면과 케릭터의 화면 출력과 음향 재생을 어떻게 할 것인가?</text:p>
          <text:p text:style-name="P23"/>
        </text:list-item>
      </text:list>
      <text:p text:style-name="P38"><text:s text:c="2"/>제한<text:span text:style-name="T1">된 시간에 빠른 개발을 위해 devkitPro 툴킷을 사용하기 쉽게 래핑한 PAlib <text:s/>라이브러리를 이용. 라이브러리 사용법은 </text:span><text:a xlink:type="simple" xlink:href="http://rosagigantea.tistory.com/">http://rosagigantea.tistory.com/</text:a><text:span text:style-name="T1"> 등 인터넷 개인 홈페이지에서 기본적인 사용법을 익히고 나머지 부분은 라이브러리 내에 포함되어 있는 html 문서를 참고하여 사용한다.</text:span></text:p>
      <text:p text:style-name="P1"><text:tab/> </text:p>
      <text:list xml:id="list21439481" text:style-name="L8">
        <text:list-header>
          <text:p text:style-name="P16"/>
        </text:list-header>
        <text:list-item>
          <text:p text:style-name="P16">멀티 테스킹 환경 구현</text:p>
          <text:p text:style-name="P16"/>
        </text:list-item>
      </text:list>
      <text:p text:style-name="P7"><text:s text:c="7"/>실습 시간에 사용한 FreeRTOS 디렉터리를 그대로 복사하여 include 하여 사용한다.</text:p>
      <text:p text:style-name="P7"/>
      <text:list xml:id="list23265972" text:style-name="L29">
        <text:list-header>
          <text:p text:style-name="P35"/>
        </text:list-header>
      </text:list>
      <text:list xml:id="list22272132" text:style-name="L10">
        <text:list-item>
          <text:p text:style-name="P12">개발 환경</text:p>
          <text:p text:style-name="P17"><text:s text:c="2"/></text:p>
        </text:list-item>
      </text:list>
      <text:list xml:id="list22255055" text:style-name="L11">
        <text:list-item>
          <text:p text:style-name="P34">OS: Windows 7 64bit</text:p>
        </text:list-item>
        <text:list-item>
          <text:p text:style-name="P34"><text:span text:style-name="T1">편집기: </text:span><text:span text:style-name="T6">Eclipse IDE for C/C++ Developers Juno Service Release 1</text:span></text:p>
        </text:list-item>
        <text:list-item>
          <text:p text:style-name="P34"><text:span text:style-name="T7">컴파일러: </text:span><text:a xlink:type="simple" xlink:href="http://devkitpro.org/viewtopic.php?f=13&amp;t=3154"><text:span text:style-name="T12">devkitARM release 41</text:span></text:a><text:span text:style-name="T7"> </text:span><text:span text:style-name="T7">툴킷에 포함된 gcc</text:span></text:p>
        </text:list-item>
        <text:list-item>
          <text:p text:style-name="P34"><text:span text:style-name="T7">라이브러리: Palib 100707</text:span></text:p>
        </text:list-item>
        <text:list-item>
          <text:p text:style-name="P34"><text:span text:style-name="T4">소스코드 관리: PowerShell 1.8 을 이용하여 Windows 환경 에서 Github 접속</text:span></text:p>
        </text:list-item>
        <text:list-item>
          <text:p text:style-name="P24"><text:span text:style-name="T5">테스트: Windows용 DeSmuME 0.9.8</text:span></text:p>
        </text:list-item>
      </text:list>
      <text:list xml:id="list22460524" text:style-name="L18">
        <text:list-item>
          <text:list>
            <text:list-header>
              <text:p text:style-name="P18"/>
            </text:list-header>
          </text:list>
        </text:list-item>
      </text:list>
      <text:list xml:id="list22478275" text:style-name="L19">
        <text:list-item>
          <text:p text:style-name="P13">소프트웨어 구상</text:p>
        </text:list-item>
      </text:list>
      <text:p text:style-name="P33"/>
      <text:list xml:id="list22656373" text:style-name="L22">
        <text:list-header>
          <text:p text:style-name="P14">변수</text:p>
        </text:list-header>
        <text:list-item>
          <text:p text:style-name="P26">맵에 존재하는 식량 아이템 갯수, 특수 아이템 갯수, 제한시간, 총 진행 시간 변수 </text:p>
        </text:list-item>
      </text:list>
      <text:list xml:id="list22457596" text:style-name="L20">
        <text:list-item>
          <text:p text:style-name="P25">화면을 격자로 나누고 나뉘어진 구역의 각 위치정보를 저장하는 2차원 배열 </text:p>
        </text:list-item>
        <text:list-item>
          <text:p text:style-name="P25">위의 배열과 같은 크기를 가진 배열을 이용하여 맵의 상태를 저장 </text:p>
        </text:list-item>
        <text:list-item>
          <text:p text:style-name="P25">상태는 식량아이템, 특수아이템, 뱀 머리*4(상,하,좌,우), 뱀 몸체*2(가로,세로), 벽, 비어있음 10가지</text:p>
        </text:list-item>
        <text:list-item>
          <text:p text:style-name="P25">큐를 이용하여 뱀의 위치값과 상태값 -뱀 머리*4, 뱀 몸체*2- 을 저장</text:p>
        </text:list-item>
        <text:list-item>
          <text:p text:style-name="P25">현재 이동방향을 저장하는 변수</text:p>
        </text:list-item>
      </text:list>
      <text:p text:style-name="P1"/>
      <text:list xml:id="list23680826" text:continue-numbering="true" text:style-name="L20">
        <text:list-header>
          <text:p text:style-name="P30">테스크</text:p>
        </text:list-header>
        <text:list-item>
          <text:p text:style-name="P25">맵의 상태값과 위치정보를 읽어 화면을 그리는 테스크</text:p>
        </text:list-item>
        <text:list-item>
          <text:p text:style-name="P25">키입력을 폴링하여 현재의 이동방향을 수정하는 테스크</text:p>
        </text:list-item>
        <text:list-item>
          <text:p text:style-name="P25">뱀을 나타내는 큐를 읽어 뱀이 현재 방향으로 한칸 전진 했을때 큐와 맵을 조작하는 테스크</text:p>
        </text:list-item>
        <text:list-item>
          <text:p text:style-name="P25">제한 시간과 총 진행 시간을 카운팅 하고 주기적으로 부족한 아이템을 생성하는 테스크</text:p>
        </text:list-item>
        <text:list-item>
          <text:p text:style-name="P25">배경음악을 재생하는 테스크</text:p>
        </text:list-item>
        <text:list-item>
          <text:p text:style-name="P25">게임 시작 화면</text:p>
        </text:list-item>
        <text:list-item>
          <text:p text:style-name="P25">게임 종료 화면</text:p>
        </text:list-item>
      </text:list>
      <text:p text:style-name="P1"><text:soft-page-break/></text:p>
      <text:list xml:id="list23205861" text:style-name="L24">
        <text:list-item>
          <text:p text:style-name="P31">구현 및 테스트 계획</text:p>
        </text:list-item>
      </text:list>
      <text:p text:style-name="P1"/>
      <text:list xml:id="list23228266" text:style-name="L28">
        <text:list-item>
          <text:p text:style-name="P27">위쪽 화면에 제한 시간과 총 진행시간을 표시해주는 기능 구현</text:p>
        </text:list-item>
      </text:list>
      <text:list xml:id="list23280568" text:style-name="L30">
        <text:list-item>
          <text:list>
            <text:list-item>
              <text:p text:style-name="P36"><text:span text:style-name="T1">제한시간은 BAR 형태로, 진행 시간은 숫자로 보기좋은 위치에 표시하는지 확인</text:span></text:p>
            </text:list-item>
            <text:list-item>
              <text:p text:style-name="P28">변수를 변경 시켜 가며 확인</text:p>
            </text:list-item>
          </text:list>
        </text:list-item>
      </text:list>
      <text:p text:style-name="P1"/>
      <text:list xml:id="list23685302" text:continue-numbering="true" text:style-name="L30">
        <text:list-item>
          <text:p text:style-name="P28">1초 마다 총 진행 시간을 하나 증가시키고 위쪽 화면에 표시하는 기능 구현</text:p>
          <text:list>
            <text:list-item>
              <text:p text:style-name="P28">정확히 같은 주기마다 실행되어 1씩 증가 시키는지 체크</text:p>
              <text:p text:style-name="P28"/>
            </text:list-item>
          </text:list>
        </text:list-item>
        <text:list-item>
          <text:p text:style-name="P28">아래쪽 화면에 배경화면을 그리는 기능 구현</text:p>
          <text:list>
            <text:list-item>
              <text:p text:style-name="P28">가장자리에 빈 공간이 생기지 않고 꽉 차는지 확인</text:p>
            </text:list-item>
            <text:list-item>
              <text:p text:style-name="P28">화면 깜빡임이 없는지 확인</text:p>
              <text:p text:style-name="P28"/>
            </text:list-item>
          </text:list>
        </text:list-item>
        <text:list-item>
          <text:p text:style-name="P28">맵 상태를 읽어 그리는 기능 구현</text:p>
          <text:list>
            <text:list-item>
              <text:p text:style-name="P28">임의의 맵 정보를 저장하여 확인</text:p>
            </text:list-item>
            <text:list-item>
              <text:p text:style-name="P28">여백이 투명하게 처리되어 배경화면이 보이는지 확인(이미지 변환 문제)</text:p>
            </text:list-item>
            <text:list-item>
              <text:p text:style-name="P28">이전 상태에서 그린 그림을 지우는 것을 확인</text:p>
            </text:list-item>
            <text:list-item>
              <text:p text:style-name="P28">연속적으로 연결된 뱀의 모양이 자연스러운지 확인</text:p>
              <text:p text:style-name="P28"/>
            </text:list-item>
          </text:list>
        </text:list-item>
        <text:list-item>
          <text:p text:style-name="P28">지속 적으로 맵에 아이템을 생성시키는 기능 구현</text:p>
          <text:list>
            <text:list-item>
              <text:p text:style-name="P28">지정된 숫자 만큼 일정하게 총 아이템 갯수를 유지하는지 확인</text:p>
            </text:list-item>
            <text:list-item>
              <text:p text:style-name="P28">이미 아이템이 존재하는 위치에 아이템을 생성하는 경우를 피하도록 한다</text:p>
            </text:list-item>
            <text:list-item>
              <text:p text:style-name="P28">아이템 생성 주기가 적절한지 확인</text:p>
            </text:list-item>
            <text:list-item>
              <text:p text:style-name="P28">화면 가장자리 벽 부분에 아이템이 생기지 않도록 한다</text:p>
              <text:p text:style-name="P28"/>
            </text:list-item>
          </text:list>
        </text:list-item>
        <text:list-item>
          <text:p text:style-name="P28">키 입력을 받아 방향을 바꾸는 기능 구현</text:p>
          <text:list>
            <text:list-item>
              <text:p text:style-name="P28">키 입력을 받을때 마다 상단에 표시되는 숫자를 바꾸는 방법을 사용하여 임시적으로 모니터링</text:p>
            </text:list-item>
            <text:list-item>
              <text:p text:style-name="P28">다른 방향이 입력 될 때 마다 제대로 바뀌는지 확인</text:p>
              <text:p text:style-name="P28"/>
            </text:list-item>
          </text:list>
        </text:list-item>
        <text:list-item>
          <text:p text:style-name="P28">방향에 따라 지속적으로 뱀이 이동하는 기능을 구현</text:p>
          <text:list>
            <text:list-item>
              <text:p text:style-name="P28">가장 자리에 그려진 장애물에 넘어가지 않도록</text:p>
            </text:list-item>
            <text:list-item>
              <text:p text:style-name="P28">현재 진행 방향 반대의 키 입력에 대해서는 반응하지 않도록(왼쪽에서 오른쪽으로, 위쪽에서 뒤쪽으로의 이동은 불가능)</text:p>
              <text:p text:style-name="P28"/>
            </text:list-item>
          </text:list>
        </text:list-item>
        <text:list-item>
          <text:p text:style-name="P28">뱀이 한칸 이동할때 마다 맵 상태를 변경시키는 기능 구현</text:p>
          <text:list>
            <text:list-item>
              <text:p text:style-name="P28">뱀의 머리가 아이템을 먹었을때 꼬리부분이 줄어들지 않고 머리쪽이 제대로 늘어나는가 확인</text:p>
            </text:list-item>
            <text:list-item>
              <text:p text:style-name="P28">뱀의 머리가 화면 가장자리 벽이나 뱀의 몸체에 닿았을때 모든 테스크를 종료하고 게임 종료 화면 테스크로 이동하는지 확인</text:p>
            </text:list-item>
            <text:list-item>
              <text:p text:style-name="P28">종료 화면에서도 상단의 최종 진행 시간을 확인할 수 있도록 한다</text:p>
            </text:list-item>
            <text:list-item>
              <text:p text:style-name="P36"/>
              <text:p text:style-name="P28"/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ucida Grande" svg:font-family="'Lucida Grande', Helvetica, Arial, sans-serif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2T23:50:42.51</meta:creation-date>
    <dc:date>2012-11-22T03:53:21.13</dc:date>
    <meta:editing-duration>PT2H39M41S</meta:editing-duration>
    <meta:editing-cycles>13</meta:editing-cycles>
    <meta:generator>OpenOffice.org/3.3$Win32 OpenOffice.org_project/330m20$Build-9567</meta:generator>
    <meta:document-statistic meta:table-count="0" meta:image-count="1" meta:object-count="0" meta:page-count="4" meta:paragraph-count="87" meta:word-count="794" meta:character-count="2784"/>
  </office:meta>
</office:document-meta>
</file>